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12.09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3.514cm"/>
    </style:style>
    <style:style style:name="co9" style:family="table-column">
      <style:table-column-properties fo:break-before="auto" style:column-width="2.887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6.047cm"/>
    </style:style>
    <style:style style:name="co12" style:family="table-column">
      <style:table-column-properties fo:break-before="auto" style:column-width="0.926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3.814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3.54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81cm" fo:break-before="auto" style:use-optimal-row-height="true"/>
    </style:style>
    <style:style style:name="ro4" style:family="table-row">
      <style:table-row-properties style:row-height="1.275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2.0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SimSun" style:font-name-complex="Lucida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Fields used in field defini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Field_id</text:p>
          </table:table-cell>
          <table:table-cell office:value-type="string">
            <text:p>Property_URI</text:p>
          </table:table-cell>
          <table:table-cell office:value-type="string">
            <text:p>Usag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entifica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@id</text:p>
          </table:table-cell>
          <table:table-cell office:value-type="string">
            <text:p>Field type identifier (URI or CURIE)</text:p>
          </table:table-cell>
          <table:table-cell/>
        </table:table-row>
        <table:table-row table:style-name="ro2">
          <table:table-cell/>
          <table:table-cell office:value-type="string">
            <text:p>type</text:p>
          </table:table-cell>
          <table:table-cell office:value-type="string">
            <text:p>@type</text:p>
          </table:table-cell>
          <table:table-cell office:value-type="string">
            <text:p>["annal:Field"]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annal:id</text:p>
          </table:table-cell>
          <table:table-cell office:value-type="string">
            <text:p>Field type id slug</text:p>
          </table:table-cell>
          <table:table-cell/>
        </table:table-row>
        <table:table-row table:style-name="ro2">
          <table:table-cell/>
          <table:table-cell office:value-type="string">
            <text:p>type_id</text:p>
          </table:table-cell>
          <table:table-cell office:value-type="string">
            <text:p>annal:type_id</text:p>
          </table:table-cell>
          <table:table-cell office:value-type="string">
            <text:p>“_field”</text:p>
          </table:table-cell>
          <table:table-cell/>
        </table:table-row>
        <table:table-row table:style-name="ro2">
          <table:table-cell/>
          <table:table-cell office:value-type="string">
            <text:p>entity_type</text:p>
          </table:table-cell>
          <table:table-cell office:value-type="string">
            <text:p>annal:field_entity_type</text:p>
          </table:table-cell>
          <table:table-cell office:value-type="string">
            <text:p>Type of entity field is used with (optional)</text:p>
          </table:table-cell>
          <table:table-cell/>
        </table:table-row>
        <table:table-row table:style-name="ro2">
          <table:table-cell/>
          <table:table-cell office:value-type="string">
            <text:p>field_name</text:p>
          </table:table-cell>
          <table:table-cell office:value-type="string">
            <text:p>annal:field_name</text:p>
          </table:table-cell>
          <table:table-cell office:value-type="string">
            <text:p>Slug used to identify field in form; defaults to valuye of 'annal:id'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ocumenta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bel</text:p>
          </table:table-cell>
          <table:table-cell office:value-type="string">
            <text:p>rdfs:label</text:p>
          </table:table-cell>
          <table:table-cell office:value-type="string">
            <text:p>Short label used in entity view display, and elsewhere</text:p>
          </table:table-cell>
          <table:table-cell/>
        </table:table-row>
        <table:table-row table:style-name="ro2">
          <table:table-cell/>
          <table:table-cell office:value-type="string">
            <text:p>help</text:p>
          </table:table-cell>
          <table:table-cell office:value-type="string">
            <text:p>rdfs:comment</text:p>
          </table:table-cell>
          <table:table-cell office:value-type="string">
            <text:p>Field help text</text:p>
          </table:table-cell>
          <table:table-cell/>
        </table:table-row>
        <table:table-row table:style-name="ro2">
          <table:table-cell/>
          <table:table-cell office:value-type="string">
            <text:p>placeholder</text:p>
          </table:table-cell>
          <table:table-cell office:value-type="string">
            <text:p>annal:placeholder</text:p>
          </table:table-cell>
          <table:table-cell office:value-type="string">
            <text:p>Placeholder text (mostly optional but recommended)</text:p>
          </table:table-cell>
          <table:table-cell/>
        </table:table-row>
        <table:table-row table:style-name="ro2">
          <table:table-cell/>
          <table:table-cell office:value-type="string">
            <text:p>default</text:p>
          </table:table-cell>
          <table:table-cell office:value-type="string">
            <text:p>annal:default_value</text:p>
          </table:table-cell>
          <table:table-cell office:value-type="string">
            <text:p>Default value for field (optional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alue type and render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ue_type</text:p>
          </table:table-cell>
          <table:table-cell office:value-type="string">
            <text:p>annal:field_value_type</text:p>
          </table:table-cell>
          <table:table-cell office:value-type="string">
            <text:p>Type of ultimate target value (in view)</text:p>
          </table:table-cell>
          <table:table-cell/>
        </table:table-row>
        <table:table-row table:style-name="ro2">
          <table:table-cell/>
          <table:table-cell office:value-type="string">
            <text:p>render_type</text:p>
          </table:table-cell>
          <table:table-cell office:value-type="string">
            <text:p>annal:field_render_type</text:p>
          </table:table-cell>
          <table:table-cell office:value-type="string">
            <text:p>Slug (id) of renderer to apply to this field (@@separate view/edit here?)</text:p>
          </table:table-cell>
          <table:table-cell/>
        </table:table-row>
        <table:table-row table:style-name="ro2">
          <table:table-cell/>
          <table:table-cell office:value-type="string">
            <text:p>placement</text:p>
          </table:table-cell>
          <table:table-cell office:value-type="string">
            <text:p>annal:field_placement</text:p>
          </table:table-cell>
          <table:table-cell office:value-type="string">
            <text:p>Placement of field in form displ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alue access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perty_uri</text:p>
          </table:table-cell>
          <table:table-cell office:value-type="string">
            <text:p>annal:property_uri</text:p>
          </table:table-cell>
          <table:table-cell office:value-type="string">
            <text:p>Property URI or CURIE for field in current stored entit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ormal value (context `field_value`) is direct value of nominated field.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>
            <text:p>If `ref_type` is defined then `field_value` is an entity id selected from an enumeration of the indicated entity type, possibly restricted by a supplied `enum_restriction` expression, and `field_value_link` id defined as the URL of selected entity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f `ref_field` is specified, the designated field of the referenced entity is assigned to context field `target_value`, otherwise `target_value` is the same as `field_value`.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Context field `target_value_link` is set to the value of `target_value` resolved as a reference relative to `field_value_link`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he resulting value is a string, other value or structure that is interpreted by the selected renderer (e.g. as a value to render or a URL of some other resource).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reate new abstractions for `EntityReference` and `FieldReference`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ferenced entity (field value is entity id; resulting value is URI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f_type</text:p>
          </table:table-cell>
          <table:table-cell office:value-type="string">
            <text:p>annal:options_typeref</text:p>
          </table:table-cell>
          <table:table-cell office:value-type="string">
            <text:p>Id of entity type for enumerated value selection</text:p>
          </table:table-cell>
          <table:table-cell office:value-type="string">
            <text:p>@@rename (annal:target_typeref?)</text:p>
          </table:table-cell>
        </table:table-row>
        <table:table-row table:style-name="ro2">
          <table:table-cell/>
          <table:table-cell office:value-type="string">
            <text:p>ref_restriction</text:p>
          </table:table-cell>
          <table:table-cell office:value-type="string">
            <text:p>annal:restrict_values</text:p>
          </table:table-cell>
          <table:table-cell office:value-type="string">
            <text:p>Value restriction expression for enumerated value selection</text:p>
          </table:table-cell>
          <table:table-cell office:value-type="string">
            <text:p>@@rename (annal:target_restriction?)</text:p>
          </table:table-cell>
        </table:table-row>
        <table:table-row table:style-name="ro2">
          <table:table-cell office:value-type="string">
            <text:p>@@</text:p>
          </table:table-cell>
          <table:table-cell office:value-type="string">
            <text:p>ref_field</text:p>
          </table:table-cell>
          <table:table-cell office:value-type="string">
            <text:p>annal:target_field</text:p>
          </table:table-cell>
          <table:table-cell office:value-type="string">
            <text:p>Locate field field in referenced entity (URI or field selector)</text:p>
          </table:table-cell>
          <table:table-cell office:value-type="string">
            <text:p>@@TODO</text:p>
          </table:table-cell>
        </table:table-row>
        <table:table-row table:style-name="ro1"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If `ref_field` is defined without a corresponding `ref_type`, the field is a )non-editable) reference to another field in the current entity. <text:s/>This provides for viewing the same field in different ways.</text:p>
            <text:p>**NO** - this would then not be available for referenced entity fields. <text:s/>Maybe need a `alt_field` option or similar? <text:s/>Defer for now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peat field grou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oup_id</text:p>
          </table:table-cell>
          <table:table-cell office:value-type="string">
            <text:p>annal:group_ref</text:p>
          </table:table-cell>
          <table:table-cell office:value-type="string">
            <text:p>Id of group for repeated field</text:p>
          </table:table-cell>
          <table:table-cell/>
        </table:table-row>
        <table:table-row table:style-name="ro2">
          <table:table-cell/>
          <table:table-cell office:value-type="string">
            <text:p>group_add_label</text:p>
          </table:table-cell>
          <table:table-cell office:value-type="string">
            <text:p>annal:repeat_label_add</text:p>
          </table:table-cell>
          <table:table-cell office:value-type="string">
            <text:p>Label for add repeated group button</text:p>
          </table:table-cell>
          <table:table-cell/>
        </table:table-row>
        <table:table-row table:style-name="ro2">
          <table:table-cell/>
          <table:table-cell office:value-type="string">
            <text:p>group_remove_label</text:p>
          </table:table-cell>
          <table:table-cell office:value-type="string">
            <text:p>annal:repeat_label_delete</text:p>
          </table:table-cell>
          <table:table-cell office:value-type="string">
            <text:p>Label for remove repeated group button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/>
          <table:table-cell/>
        </table:table-row>
        <table:table-row table:style-name="ro2" table:number-rows-repeated="10485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urrent render types and usag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table:style-name="ce1" office:value-type="string">
            <text:p>Edit render</text:p>
          </table:table-cell>
          <table:table-cell office:value-type="string">
            <text:p>Edit value</text:p>
          </table:table-cell>
          <table:table-cell office:value-type="string">
            <text:p>View render</text:p>
          </table:table-cell>
          <table:table-cell office:value-type="string">
            <text:p>View value</text:p>
          </table:table-cell>
          <table:table-cell office:value-type="string">
            <text:p>Value access</text:p>
          </table:table-cell>
          <table:table-cell office:value-type="string">
            <text:p>Field example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heckBox</text:p>
          </table:table-cell>
          <table:table-cell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Bool</text:p>
          </table:table-cell>
          <table:table-cell office:value-type="string">
            <text:p>yes/no</text:p>
          </table:table-cell>
          <table:table-cell office:value-type="string">
            <text:p>Bool</text:p>
          </table:table-cell>
          <table:table-cell office:value-type="string">
            <text:p>direct</text:p>
          </table:table-cell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EntityId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Entity_type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Select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render</text:p>
          </table:table-cell>
          <table:table-cell/>
        </table:table-row>
        <table:table-row table:style-name="ro2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typeref</text:p>
          </table:table-cell>
          <table:table-cell office:value-type="string">
            <text:p>Placeholder for none selected</text:p>
          </table:table-cell>
        </table:table-row>
        <table:table-row table:style-name="ro2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Group_field_sel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Identifier</text:p>
          </table:table-cell>
          <table:table-cell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Type_list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Markdown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office:value-type="string">
            <text:p>annal:Placemen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RepeatGroup</text:p>
          </table:table-cell>
          <table:table-cell office:value-type="string">
            <text:p>annal:Field_group ??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Bib_authors</text:p>
          </table:table-cell>
          <table:table-cell office:value-type="string">
            <text:p>@@type annal:Field_group, or moot?</text:p>
          </table:table-cell>
        </table:table-row>
        <table:table-row table:style-name="ro1">
          <table:table-cell/>
          <table:table-cell office:value-type="string">
            <text:p>RepeatGroupRow</text:p>
          </table:table-cell>
          <table:table-cell office:value-type="string">
            <text:p>annal:Field_group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View_fields</text:p>
          </table:table-cell>
          <table:table-cell office:value-type="string">
            <text:p>@@type moot?</text:p>
          </table:table-cell>
        </table:table-row>
        <table:table-row table:style-name="ro1">
          <table:table-cell/>
          <table:table-cell office:value-type="string">
            <text:p>Slug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List_id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label</text:p>
          </table:table-cell>
          <table:table-cell/>
        </table:table-row>
        <table:table-row table:style-name="ro2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comment</text:p>
          </table:table-cell>
          <table:table-cell office:value-type="string">
            <text:p>@@use markdown?</text:p>
          </table:table-cell>
        </table:table-row>
        <table:table-row table:style-name="ro1">
          <table:table-cell/>
          <table:table-cell office:value-type="string">
            <text:p>TokenSet</text:p>
          </table:table-cell>
          <table:table-cell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List(token)</text:p>
          </table:table-cell>
          <table:table-cell office:value-type="string">
            <text:p>text</text:p>
          </table:table-cell>
          <table:table-cell office:value-type="string">
            <text:p>List(token)</text:p>
          </table:table-cell>
          <table:table-cell office:value-type="string">
            <text:p>direct</text:p>
          </table:table-cell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type</text:p>
          </table:table-cell>
          <table:table-cell office:value-type="string">
            <text:p>@@use enum_...?</text:p>
          </table:table-cell>
        </table:table-row>
        <table:table-row table:style-name="ro1">
          <table:table-cell/>
          <table:table-cell office:value-type="string">
            <text:p>URIImage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image</text:p>
          </table:table-cell>
          <table:table-cell office:value-type="string">
            <text:p>Image</text:p>
          </table:table-cell>
          <table:table-cell office:value-type="string">
            <text:p>resource</text:p>
          </table:table-cell>
          <table:table-cell office:value-type="string">
            <text:p>(user data)</text:p>
          </table:table-cell>
          <table:table-cell office:value-type="string">
            <text:p>@@or link browser?</text:p>
          </table:table-cell>
        </table:table-row>
        <table:table-row table:style-name="ro2">
          <table:table-cell/>
          <table:table-cell office:value-type="string">
            <text:p>URIImport</text:p>
          </table:table-cell>
          <table:table-cell office:value-type="string">
            <text:p>any?</text:p>
          </table:table-cell>
          <table:table-cell office:value-type="string">
            <text:p>Input.text [import]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URILink</text:p>
          </table:table-cell>
          <table:table-cell office:value-type="string">
            <text:p>any?</text:p>
          </table:table-cell>
          <table:table-cell office:value-type="string">
            <text:p>Input.text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view</text:p>
          </table:table-cell>
          <table:table-cell office:value-type="string">
            <text:p>@@use enum_...?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Proposed render types and usage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office:value-type="string">
            <text:p>Target type</text:p>
          </table:table-cell>
          <table:table-cell table:style-name="ce1" office:value-type="string">
            <text:p>Edit render</text:p>
          </table:table-cell>
          <table:table-cell office:value-type="string">
            <text:p>View render</text:p>
          </table:table-cell>
          <table:table-cell office:value-type="string">
            <text:p>ref_type</text:p>
          </table:table-cell>
          <table:table-cell office:value-type="string">
            <text:p>ref_field</text:p>
          </table:table-cell>
          <table:table-cell office:value-type="string">
            <text:p>other</text:p>
          </table:table-cell>
          <table:table-cell office:value-type="string">
            <text:p>Field example</text:p>
          </table:table-cell>
          <table:table-cell office:value-type="string">
            <text:p>Commen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Id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id</text:p>
          </table:table-cell>
          <table:table-cell/>
        </table:table-row>
        <table:table-row table:style-name="ro2">
          <table:table-cell/>
          <table:table-cell office:value-type="string">
            <text:p>Identifier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CheckBox</text:p>
          </table:table-cell>
          <table:table-cell table:number-columns-repeated="2"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table:number-columns-repeated="2" office:value-type="string">
            <text:p>annal:Placement</text:p>
          </table:table-cell>
          <table:table-cell office:value-type="string">
            <text:p>select.placemen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TokenSet</text:p>
          </table:table-cell>
          <table:table-cell table:number-columns-repeated="2"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Slug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List_id</text:p>
          </table:table-cell>
          <table:table-cell/>
        </table:table-row>
        <table:table-row table:style-name="ro1">
          <table:table-cell/>
          <table:table-cell office:value-type="string">
            <text:p>Text</text:p>
          </table:table-cell>
          <table:table-cell table:number-columns-repeated="2"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label</text:p>
          </table:table-cell>
          <table:table-cell/>
        </table:table-row>
        <table:table-row table:style-name="ro2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comment</text:p>
          </table:table-cell>
          <table:table-cell/>
        </table:table-row>
        <table:table-row table:style-name="ro2">
          <table:table-cell/>
          <table:table-cell office:value-type="string">
            <text:p>Markdown</text:p>
          </table:table-cell>
          <table:table-cell table:number-columns-repeated="2" office:value-type="string">
            <text:p>annal:Markdown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URIImage (ext)</text:p>
          </table:table-cell>
          <table:table-cell office:value-type="string">
            <text:p>annal:Identifier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2">
          <table:table-cell/>
          <table:table-cell office:value-type="string">
            <text:p>URIImage (int)</text:p>
          </table:table-cell>
          <table:table-cell office:value-type="string">
            <text:p>annal:Import</text:p>
          </table:table-cell>
          <table:table-cell office:value-type="string">
            <text:p>annal:Image</text:p>
          </table:table-cell>
          <table:table-cell office:value-type="string">
            <text:p>input.text + button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IImage (ref)</text:p>
          </table:table-cell>
          <table:table-cell office:value-type="string">
            <text:p>annal:Slug</text:p>
          </table:table-cell>
          <table:table-cell office:value-type="string">
            <text:p>annal:Image</text:p>
          </table:table-cell>
          <table:table-cell office:value-type="string">
            <text:p>select + button</text:p>
          </table:table-cell>
          <table:table-cell office:value-type="string">
            <text:p>img</text:p>
          </table:table-cell>
          <table:table-cell table:number-columns-repeated="2" office:value-type="string">
            <text:p>yes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Link (ext)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Link (int)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Link (ref)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(note 4)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port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Field_render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Bib_type</text:p>
          </table:table-cell>
          <table:table-cell/>
        </table:table-row>
        <table:table-row table:style-name="ro2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laceholder</text:p>
          </table:table-cell>
          <table:table-cell office:value-type="string">
            <text:p>Field_typeref</text:p>
          </table:table-cell>
          <table:table-cell/>
        </table:table-row>
        <table:table-row table:style-name="ro1">
          <table:table-cell/>
          <table:table-cell office:value-type="string">
            <text:p>View_choice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2">
          <table:table-cell/>
          <table:table-cell office:value-type="string">
            <text:p>List_sel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Entity_type</text:p>
          </table:table-cell>
          <table:table-cell office:value-type="string">
            <text:p>@@deprecate?</text:p>
          </table:table-cell>
        </table:table-row>
        <table:table-row table:style-name="ro2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Group_field_sel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Type_list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view</text:p>
          </table:table-cell>
          <table:table-cell office:value-type="string">
            <text:p>@@deprecate?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any or all of these values may eventually be subsumed by variations on URILink (ref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RepeatGroup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Bib_authors</text:p>
          </table:table-cell>
          <table:table-cell/>
        </table:table-row>
        <table:table-row table:style-name="ro1">
          <table:table-cell/>
          <table:table-cell office:value-type="string">
            <text:p>RepeatGroup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View_fields</text:p>
          </table:table-cell>
          <table:table-cell/>
        </table:table-row>
        <table:table-row table:style-name="ro2">
          <table:table-cell/>
          <table:table-cell office:value-type="string">
            <text:p>RepeatList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(see views.entitylist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to handle images that are uploaded to the containing entity (i.e. combining URIImport for edit and URIImage for view)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parate edit and view renderers would handle thi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fault edit and view from same render i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gration strategy: map deprecated render types to value+edit render values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 implied values for separate value+edit render typ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ater, remove deprecated render types when all data has been update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lementation: move edit/view renderer selection from renderer to containing field logic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f a `ref_field` value is provided, the indicated field is used to populate the link tex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numerated non-type values are handled specially by module `models.entitytypeinfo`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ference vs import are distinguished on declared value type of field.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.45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15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Klyne</meta:initial-creator>
    <meta:creation-date>2015-04-02T14:12:11</meta:creation-date>
    <meta:generator>OpenOffice/4.1.1$Unix OpenOffice.org_project/411m6$Build-9775</meta:generator>
    <dc:date>2015-04-08T15:40:48</dc:date>
    <dc:creator>Graham Klyne</dc:creator>
    <meta:editing-duration>P6DT1H28M37S</meta:editing-duration>
    <meta:editing-cycles>18</meta:editing-cycles>
    <meta:printed-by>Graham Klyne</meta:printed-by>
    <meta:print-date>2015-04-08T14:00:32</meta:print-date>
    <meta:document-statistic meta:table-count="3" meta:cell-count="544" meta:object-count="0"/>
  </office:meta>
</office:document-meta>
</file>